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3324*"/>
    </style:style>
    <style:style style:name="Table1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C1" style:family="table-cell">
      <style:table-cell-properties fo:background-color="#dddddd" fo:padding="0.0382in" fo:border="0.05pt solid #000000">
        <style:background-image/>
      </style:table-cell-properties>
    </style:style>
    <style:style style:name="Table1.A2" style:family="table-cell">
      <style:table-cell-properties fo:background-color="#dddddd" fo:padding="0.0382in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3" style:family="table-cell">
      <style:table-cell-properties fo:padding="0.0382in" fo:border-left="0.05pt solid #000000" fo:border-right="none" fo:border-top="none" fo:border-bottom="0.05pt solid #000000"/>
    </style:style>
    <style:style style:name="Table1.C3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0bd4b" officeooo:paragraph-rsid="0000bd4b"/>
    </style:style>
    <style:style style:name="P2" style:family="paragraph" style:parent-style-name="Standard">
      <style:paragraph-properties fo:text-align="center" style:justify-single-word="false"/>
      <style:text-properties officeooo:rsid="0000bd4b" officeooo:paragraph-rsid="0000bd4b"/>
    </style:style>
    <style:style style:name="P3" style:family="paragraph" style:parent-style-name="Standard">
      <style:text-properties officeooo:rsid="0001f7dc" officeooo:paragraph-rsid="0001f7dc"/>
    </style:style>
    <style:style style:name="P4" style:family="paragraph" style:parent-style-name="Standard">
      <style:text-properties fo:font-style="italic" officeooo:rsid="0000bd4b" officeooo:paragraph-rsid="0000bd4b" style:font-style-asian="italic" style:font-style-complex="italic"/>
    </style:style>
    <style:style style:name="P5" style:family="paragraph" style:parent-style-name="Standard">
      <style:text-properties fo:font-size="10pt" officeooo:rsid="000aab68" officeooo:paragraph-rsid="0012391c" style:font-size-asian="8.75pt" style:font-size-complex="10pt"/>
    </style:style>
    <style:style style:name="P6" style:family="paragraph" style:parent-style-name="Standard">
      <style:text-properties fo:font-size="10pt" officeooo:rsid="000aab68" officeooo:paragraph-rsid="0010c9c3" style:font-size-asian="8.75pt" style:font-size-complex="10pt"/>
    </style:style>
    <style:style style:name="P7" style:family="paragraph" style:parent-style-name="Standard">
      <style:text-properties fo:font-size="10pt" officeooo:rsid="0002f57b" officeooo:paragraph-rsid="0012391c" style:font-size-asian="8.75pt" style:font-size-complex="10pt"/>
    </style:style>
    <style:style style:name="P8" style:family="paragraph" style:parent-style-name="Standard">
      <style:text-properties fo:font-size="10pt" officeooo:rsid="0001f7dc" officeooo:paragraph-rsid="0010c9c3" style:font-size-asian="8.75pt" style:font-size-complex="10pt"/>
    </style:style>
    <style:style style:name="P9" style:family="paragraph" style:parent-style-name="Standard">
      <style:text-properties fo:font-size="10pt" officeooo:rsid="0000bd4b" officeooo:paragraph-rsid="0000bd4b" style:font-size-asian="8.75pt" style:font-size-complex="10pt"/>
    </style:style>
    <style:style style:name="P10" style:family="paragraph" style:parent-style-name="Standard">
      <style:text-properties officeooo:rsid="0002f57b" officeooo:paragraph-rsid="0012391c"/>
    </style:style>
    <style:style style:name="P11" style:family="paragraph" style:parent-style-name="Standard">
      <style:paragraph-properties fo:text-align="center" style:justify-single-word="false"/>
      <style:text-properties officeooo:rsid="000596ee" officeooo:paragraph-rsid="000596ee"/>
    </style:style>
    <style:style style:name="P12" style:family="paragraph" style:parent-style-name="Standard">
      <style:paragraph-properties fo:text-align="center" style:justify-single-word="false"/>
      <style:text-properties officeooo:paragraph-rsid="0001f7dc"/>
    </style:style>
    <style:style style:name="P13" style:family="paragraph" style:parent-style-name="Standard">
      <style:text-properties officeooo:rsid="000aab68" officeooo:paragraph-rsid="00145fc0"/>
    </style:style>
    <style:style style:name="P14" style:family="paragraph" style:parent-style-name="Standard">
      <style:text-properties officeooo:rsid="000aab68" officeooo:paragraph-rsid="00167dcc"/>
    </style:style>
    <style:style style:name="P15" style:family="paragraph" style:parent-style-name="Standard">
      <style:text-properties officeooo:rsid="000eb33a" officeooo:paragraph-rsid="001c99ac"/>
    </style:style>
    <style:style style:name="P16" style:family="paragraph" style:parent-style-name="Standard">
      <style:text-properties officeooo:rsid="000efc46" officeooo:paragraph-rsid="000efc46"/>
    </style:style>
    <style:style style:name="P17" style:family="paragraph" style:parent-style-name="Standard">
      <style:text-properties fo:font-size="14pt" officeooo:rsid="0002f57b" officeooo:paragraph-rsid="001c99ac" style:font-size-asian="14pt" style:font-size-complex="14pt"/>
    </style:style>
    <style:style style:name="P18" style:family="paragraph" style:parent-style-name="Standard">
      <style:text-properties fo:font-size="14pt" officeooo:rsid="000aab68" officeooo:paragraph-rsid="0010c9c3" style:font-size-asian="14pt" style:font-size-complex="14pt"/>
    </style:style>
    <style:style style:name="P19" style:family="paragraph" style:parent-style-name="Standard">
      <style:text-properties fo:font-size="14pt" officeooo:rsid="000eb33a" officeooo:paragraph-rsid="001c99ac" style:font-size-asian="14pt" style:font-size-complex="14pt"/>
    </style:style>
    <style:style style:name="P20" style:family="paragraph" style:parent-style-name="Standard">
      <style:text-properties fo:font-size="14pt" officeooo:rsid="000efc46" officeooo:paragraph-rsid="000efc46" style:font-size-asian="14pt" style:font-size-complex="14pt"/>
    </style:style>
    <style:style style:name="P21" style:family="paragraph" style:parent-style-name="Standard">
      <style:text-properties fo:font-size="14pt" officeooo:rsid="000efc46" officeooo:paragraph-rsid="00100390" style:font-size-asian="14pt" style:font-size-complex="14pt"/>
    </style:style>
    <style:style style:name="P22" style:family="paragraph" style:parent-style-name="Standard">
      <style:text-properties officeooo:rsid="0010c9c3" officeooo:paragraph-rsid="0010c9c3"/>
    </style:style>
    <style:style style:name="P23" style:family="paragraph" style:parent-style-name="Standard">
      <style:text-properties fo:font-size="12pt" officeooo:rsid="000aab68" officeooo:paragraph-rsid="0022c0a1" style:font-size-asian="12pt" style:font-size-complex="12pt"/>
    </style:style>
    <style:style style:name="P24" style:family="paragraph" style:parent-style-name="Standard">
      <style:text-properties fo:font-size="12pt" officeooo:rsid="001c99ac" officeooo:paragraph-rsid="001c99ac" style:font-size-asian="10.5pt" style:font-size-complex="12pt"/>
    </style:style>
    <style:style style:name="P25" style:family="paragraph" style:parent-style-name="Standard">
      <style:text-properties fo:font-size="12pt" officeooo:rsid="0019eaa8" officeooo:paragraph-rsid="0019eaa8" style:font-size-asian="10.5pt" style:font-size-complex="12pt"/>
    </style:style>
    <style:style style:name="P26" style:family="paragraph" style:parent-style-name="Standard">
      <style:text-properties fo:font-size="12pt" officeooo:rsid="0018d181" officeooo:paragraph-rsid="0018d181" style:font-size-asian="10.5pt" style:font-size-complex="12pt"/>
    </style:style>
    <style:style style:name="P27" style:family="paragraph" style:parent-style-name="Standard">
      <style:text-properties fo:font-size="12pt" officeooo:rsid="000efc46" officeooo:paragraph-rsid="000efc46" style:font-size-asian="10.5pt" style:font-size-complex="12pt"/>
    </style:style>
    <style:style style:name="P28" style:family="paragraph" style:parent-style-name="Standard">
      <style:text-properties fo:font-size="12pt" officeooo:rsid="000eb33a" officeooo:paragraph-rsid="001c99ac" style:font-size-asian="10.5pt" style:font-size-complex="12pt"/>
    </style:style>
    <style:style style:name="P29" style:family="paragraph" style:parent-style-name="Standard">
      <style:text-properties officeooo:rsid="00182870" officeooo:paragraph-rsid="00182870"/>
    </style:style>
    <style:style style:name="P30" style:family="paragraph" style:parent-style-name="Standard">
      <style:text-properties officeooo:rsid="0018d181" officeooo:paragraph-rsid="0018d181"/>
    </style:style>
    <style:style style:name="P31" style:family="paragraph" style:parent-style-name="Standard">
      <style:text-properties officeooo:rsid="0019eaa8" officeooo:paragraph-rsid="0019eaa8"/>
    </style:style>
    <style:style style:name="P32" style:family="paragraph" style:parent-style-name="Standard">
      <style:text-properties officeooo:rsid="0019eaa8" officeooo:paragraph-rsid="001abdb4"/>
    </style:style>
    <style:style style:name="P33" style:family="paragraph" style:parent-style-name="Standard">
      <style:text-properties officeooo:rsid="001abdb4" officeooo:paragraph-rsid="001abdb4"/>
    </style:style>
    <style:style style:name="P34" style:family="paragraph" style:parent-style-name="Standard">
      <style:text-properties officeooo:rsid="001c99ac" officeooo:paragraph-rsid="001c99ac"/>
    </style:style>
    <style:style style:name="P35" style:family="paragraph" style:parent-style-name="Standard">
      <style:text-properties officeooo:rsid="001d0a47" officeooo:paragraph-rsid="001d0a47"/>
    </style:style>
    <style:style style:name="P36" style:family="paragraph" style:parent-style-name="Standard">
      <style:text-properties officeooo:rsid="001d0a47" officeooo:paragraph-rsid="001e1b33"/>
    </style:style>
    <style:style style:name="P37" style:family="paragraph" style:parent-style-name="Standard">
      <style:text-properties officeooo:rsid="001d0a47" officeooo:paragraph-rsid="00203f43"/>
    </style:style>
    <style:style style:name="P38" style:family="paragraph" style:parent-style-name="Standard">
      <style:paragraph-properties fo:break-before="page"/>
      <style:text-properties officeooo:rsid="000eb33a" officeooo:paragraph-rsid="001c99ac"/>
    </style:style>
    <style:style style:name="P39" style:family="paragraph" style:parent-style-name="Table_20_Contents">
      <style:text-properties officeooo:rsid="000b0ffa"/>
    </style:style>
    <style:style style:name="P40" style:family="paragraph" style:parent-style-name="Table_20_Contents">
      <style:text-properties officeooo:rsid="000b0ffa" officeooo:paragraph-rsid="000b0ffa"/>
    </style:style>
    <style:style style:name="P41" style:family="paragraph" style:parent-style-name="Table_20_Contents">
      <style:paragraph-properties fo:text-align="center" style:justify-single-word="false"/>
      <style:text-properties officeooo:rsid="000b0ffa" officeooo:paragraph-rsid="000b0ffa"/>
    </style:style>
    <style:style style:name="P42" style:family="paragraph" style:parent-style-name="Table_20_Contents">
      <style:paragraph-properties fo:text-align="end" style:justify-single-word="false"/>
      <style:text-properties officeooo:rsid="000b0ffa" officeooo:paragraph-rsid="000b0ffa"/>
    </style:style>
    <style:style style:name="P43" style:family="paragraph" style:parent-style-name="Table_20_Contents">
      <style:paragraph-properties fo:text-align="start" style:justify-single-word="false"/>
      <style:text-properties fo:font-weight="bold" officeooo:rsid="000b0ffa" officeooo:paragraph-rsid="000b0ffa" style:font-weight-asian="bold" style:font-weight-complex="bold"/>
    </style:style>
    <style:style style:name="P44" style:family="paragraph">
      <loext:graphic-properties draw:fill-color="#ff6600"/>
      <style:paragraph-properties fo:text-align="center"/>
    </style:style>
    <style:style style:name="P45" style:family="paragraph">
      <loext:graphic-properties draw:fill-color="#6666ff"/>
      <style:paragraph-properties fo:text-align="center"/>
    </style:style>
    <style:style style:name="P46" style:family="paragraph">
      <loext:graphic-properties draw:fill-color="#000000"/>
      <style:paragraph-properties fo:text-align="center"/>
    </style:style>
    <style:style style:name="P47" style:family="paragraph">
      <loext:graphic-properties draw:fill-color="#ffffff"/>
      <style:paragraph-properties fo:text-align="center"/>
    </style:style>
    <style:style style:name="P48" style:family="paragraph">
      <loext:graphic-properties draw:fill-color="#9900ff"/>
      <style:paragraph-properties fo:text-align="center"/>
    </style:style>
    <style:style style:name="P49" style:family="paragraph">
      <loext:graphic-properties draw:fill-color="#33ff99"/>
      <style:paragraph-properties fo:text-align="center"/>
    </style:style>
    <style:style style:name="P50" style:family="paragraph">
      <loext:graphic-properties draw:fill="none" draw:fill-color="#ffffff"/>
    </style:style>
    <style:style style:name="T1" style:family="text">
      <style:text-properties officeooo:rsid="00014fee"/>
    </style:style>
    <style:style style:name="T2" style:family="text">
      <style:text-properties officeooo:rsid="0002f57b"/>
    </style:style>
    <style:style style:name="T3" style:family="text">
      <style:text-properties fo:color="#6666ff"/>
    </style:style>
    <style:style style:name="T4" style:family="text">
      <style:text-properties fo:color="#6666ff" fo:font-size="10pt" fo:font-style="italic" officeooo:rsid="0002f57b" style:font-size-asian="10pt" style:font-style-asian="italic" style:font-size-complex="10pt" style:font-style-complex="italic"/>
    </style:style>
    <style:style style:name="T5" style:family="text">
      <style:text-properties fo:color="#6666ff" fo:font-size="10pt" fo:font-style="italic" officeooo:rsid="000d0200" style:font-size-asian="10pt" style:font-style-asian="italic" style:font-size-complex="10pt" style:font-style-complex="italic"/>
    </style:style>
    <style:style style:name="T6" style:family="text">
      <style:text-properties fo:color="#6666ff" officeooo:rsid="0006219a"/>
    </style:style>
    <style:style style:name="T7" style:family="text">
      <style:text-properties fo:color="#6666ff" style:text-position="super 58%"/>
    </style:style>
    <style:style style:name="T8" style:family="text">
      <style:text-properties fo:color="#6666ff" style:text-position="super 58%" officeooo:rsid="0004dc7e"/>
    </style:style>
    <style:style style:name="T9" style:family="text">
      <style:text-properties fo:color="#6666ff" style:text-position="super 58%" officeooo:rsid="00100390"/>
    </style:style>
    <style:style style:name="T10" style:family="text">
      <style:text-properties fo:color="#6666ff" style:text-position="super 58%" officeooo:rsid="0010c9c3"/>
    </style:style>
    <style:style style:name="T11" style:family="text">
      <style:text-properties fo:color="#6666ff" officeooo:rsid="000efc46"/>
    </style:style>
    <style:style style:name="T12" style:family="text">
      <style:text-properties fo:color="#6666ff" officeooo:rsid="0004dc7e"/>
    </style:style>
    <style:style style:name="T13" style:family="text">
      <style:text-properties fo:color="#6666ff" style:text-position="0% 100%" officeooo:rsid="00100390"/>
    </style:style>
    <style:style style:name="T14" style:family="text">
      <style:text-properties style:text-position="super 58%"/>
    </style:style>
    <style:style style:name="T15" style:family="text">
      <style:text-properties style:text-position="super 58%" officeooo:rsid="0010c9c3"/>
    </style:style>
    <style:style style:name="T16" style:family="text">
      <style:text-properties style:text-position="super 58%" officeooo:rsid="00167dcc"/>
    </style:style>
    <style:style style:name="T17" style:family="text">
      <style:text-properties style:text-position="super 58%" officeooo:rsid="0019eaa8"/>
    </style:style>
    <style:style style:name="T18" style:family="text">
      <style:text-properties style:text-position="super 58%" officeooo:rsid="001e1b33"/>
    </style:style>
    <style:style style:name="T19" style:family="text">
      <style:text-properties style:text-position="super 58%" officeooo:rsid="0022c0a1"/>
    </style:style>
    <style:style style:name="T20" style:family="text">
      <style:text-properties officeooo:rsid="0004dc7e"/>
    </style:style>
    <style:style style:name="T21" style:family="text">
      <style:text-properties style:text-position="sub 58%"/>
    </style:style>
    <style:style style:name="T22" style:family="text">
      <style:text-properties style:text-position="sub 58%" officeooo:rsid="0010c9c3"/>
    </style:style>
    <style:style style:name="T23" style:family="text">
      <style:text-properties style:text-position="sub 58%" officeooo:rsid="00145fc0"/>
    </style:style>
    <style:style style:name="T24" style:family="text">
      <style:text-properties style:text-position="sub 58%" officeooo:rsid="00167dcc"/>
    </style:style>
    <style:style style:name="T25" style:family="text">
      <style:text-properties style:text-position="sub 58%" officeooo:rsid="0019eaa8"/>
    </style:style>
    <style:style style:name="T26" style:family="text">
      <style:text-properties style:text-position="sub 58%" officeooo:rsid="0022c0a1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weight="bold" officeooo:rsid="0002f57b" style:font-weight-asian="bold" style:font-weight-complex="bold"/>
    </style:style>
    <style:style style:name="T29" style:family="text">
      <style:text-properties fo:font-weight="bold" officeooo:rsid="0004dc7e" style:font-weight-asian="bold" style:font-weight-complex="bold"/>
    </style:style>
    <style:style style:name="T30" style:family="text">
      <style:text-properties fo:font-weight="bold" officeooo:rsid="0025031a" style:font-weight-asian="bold" style:font-weight-complex="bold"/>
    </style:style>
    <style:style style:name="T31" style:family="text">
      <style:text-properties officeooo:rsid="000596ee"/>
    </style:style>
    <style:style style:name="T32" style:family="text">
      <style:text-properties officeooo:rsid="0006219a"/>
    </style:style>
    <style:style style:name="T33" style:family="text">
      <style:text-properties fo:font-size="10pt" fo:font-style="italic" officeooo:rsid="0001f7dc" style:font-size-asian="10pt" style:font-style-asian="italic" style:font-size-complex="10pt" style:font-style-complex="italic"/>
    </style:style>
    <style:style style:name="T34" style:family="text">
      <style:text-properties fo:font-size="10pt" fo:font-style="italic" officeooo:rsid="0002f57b" style:font-size-asian="10pt" style:font-style-asian="italic" style:font-size-complex="10pt" style:font-style-complex="italic"/>
    </style:style>
    <style:style style:name="T35" style:family="text">
      <style:text-properties fo:font-size="10pt" fo:font-style="italic" officeooo:rsid="00085c5b" style:font-size-asian="10pt" style:font-style-asian="italic" style:font-size-complex="10pt" style:font-style-complex="italic"/>
    </style:style>
    <style:style style:name="T36" style:family="text">
      <style:text-properties fo:font-size="10pt" fo:font-style="italic" officeooo:rsid="000aab68" style:font-size-asian="10pt" style:font-style-asian="italic" style:font-size-complex="10pt" style:font-style-complex="italic"/>
    </style:style>
    <style:style style:name="T37" style:family="text">
      <style:text-properties fo:font-size="10pt" fo:font-style="italic" officeooo:rsid="000d0200" style:font-size-asian="10pt" style:font-style-asian="italic" style:font-size-complex="10pt" style:font-style-complex="italic"/>
    </style:style>
    <style:style style:name="T38" style:family="text">
      <style:text-properties fo:font-size="10pt" fo:font-style="italic" officeooo:rsid="001e6aef" style:font-size-asian="10pt" style:font-style-asian="italic" style:font-size-complex="10pt" style:font-style-complex="italic"/>
    </style:style>
    <style:style style:name="T39" style:family="text">
      <style:text-properties fo:font-size="10pt" fo:font-style="italic" officeooo:rsid="0025031a" style:font-size-asian="10pt" style:font-style-asian="italic" style:font-size-complex="10pt" style:font-style-complex="italic"/>
    </style:style>
    <style:style style:name="T40" style:family="text">
      <style:text-properties fo:color="#ff6600"/>
    </style:style>
    <style:style style:name="T41" style:family="text">
      <style:text-properties fo:color="#ff6600" fo:font-size="10pt" fo:font-style="italic" officeooo:rsid="0002f57b" style:font-size-asian="10pt" style:font-style-asian="italic" style:font-size-complex="10pt" style:font-style-complex="italic"/>
    </style:style>
    <style:style style:name="T42" style:family="text">
      <style:text-properties fo:color="#ff6600" officeooo:rsid="0006219a"/>
    </style:style>
    <style:style style:name="T43" style:family="text">
      <style:text-properties fo:color="#ff6600" style:text-position="sub 58%"/>
    </style:style>
    <style:style style:name="T44" style:family="text">
      <style:text-properties fo:color="#ff6600" style:text-position="sub 58%" officeooo:rsid="0004dc7e"/>
    </style:style>
    <style:style style:name="T45" style:family="text">
      <style:text-properties fo:color="#ff6600" style:text-position="sub 58%" officeooo:rsid="00100390"/>
    </style:style>
    <style:style style:name="T46" style:family="text">
      <style:text-properties fo:color="#ff6600" style:text-position="sub 58%" officeooo:rsid="0010c9c3"/>
    </style:style>
    <style:style style:name="T47" style:family="text">
      <style:text-properties fo:color="#ff6600" officeooo:rsid="0004dc7e"/>
    </style:style>
    <style:style style:name="T48" style:family="text">
      <style:text-properties officeooo:rsid="000aab68"/>
    </style:style>
    <style:style style:name="T49" style:family="text">
      <style:text-properties officeooo:rsid="000b0ffa"/>
    </style:style>
    <style:style style:name="T50" style:family="text">
      <style:text-properties officeooo:rsid="000d0200"/>
    </style:style>
    <style:style style:name="T51" style:family="text">
      <style:text-properties fo:color="#9900ff" fo:font-size="10pt" fo:font-style="italic" officeooo:rsid="000d0200" style:font-size-asian="10pt" style:font-style-asian="italic" style:font-size-complex="10pt" style:font-style-complex="italic"/>
    </style:style>
    <style:style style:name="T52" style:family="text">
      <style:text-properties style:use-window-font-color="true" style:text-position="0% 100%"/>
    </style:style>
    <style:style style:name="T53" style:family="text">
      <style:text-properties style:use-window-font-color="true" style:text-position="0% 100%" officeooo:rsid="00100390"/>
    </style:style>
    <style:style style:name="T54" style:family="text">
      <style:text-properties style:use-window-font-color="true" style:text-position="0% 100%" officeooo:rsid="0004dc7e"/>
    </style:style>
    <style:style style:name="T55" style:family="text">
      <style:text-properties style:use-window-font-color="true" style:text-position="0% 100%" officeooo:rsid="0001f7dc"/>
    </style:style>
    <style:style style:name="T56" style:family="text">
      <style:text-properties style:use-window-font-color="true" style:text-position="0% 100%" officeooo:rsid="000aab68"/>
    </style:style>
    <style:style style:name="T57" style:family="text">
      <style:text-properties style:use-window-font-color="true" style:text-position="0% 100%" officeooo:rsid="00250104"/>
    </style:style>
    <style:style style:name="T58" style:family="text">
      <style:text-properties style:use-window-font-color="true" style:text-position="super 58%"/>
    </style:style>
    <style:style style:name="T59" style:family="text">
      <style:text-properties style:use-window-font-color="true" style:text-position="sub 58%" officeooo:rsid="000aab68"/>
    </style:style>
    <style:style style:name="T60" style:family="text">
      <style:text-properties officeooo:rsid="000efc46"/>
    </style:style>
    <style:style style:name="T61" style:family="text">
      <style:text-properties officeooo:rsid="00100390"/>
    </style:style>
    <style:style style:name="T62" style:family="text">
      <style:text-properties style:text-position="0% 100%"/>
    </style:style>
    <style:style style:name="T63" style:family="text">
      <style:text-properties style:text-position="0% 100%" officeooo:rsid="00100390"/>
    </style:style>
    <style:style style:name="T64" style:family="text">
      <style:text-properties style:text-position="0% 100%" officeooo:rsid="0010c9c3"/>
    </style:style>
    <style:style style:name="T65" style:family="text">
      <style:text-properties style:text-position="0% 100%" officeooo:rsid="00145fc0"/>
    </style:style>
    <style:style style:name="T66" style:family="text">
      <style:text-properties style:text-position="0% 100%" officeooo:rsid="00167dcc"/>
    </style:style>
    <style:style style:name="T67" style:family="text">
      <style:text-properties style:text-position="0% 100%" fo:font-size="10pt" officeooo:rsid="00167dcc" style:font-size-asian="10pt" style:font-size-complex="10pt"/>
    </style:style>
    <style:style style:name="T68" style:family="text">
      <style:text-properties style:text-position="0% 100%" fo:font-size="10pt" officeooo:rsid="00182870" style:font-size-asian="10pt" style:font-size-complex="10pt"/>
    </style:style>
    <style:style style:name="T69" style:family="text">
      <style:text-properties style:text-position="0% 100%" officeooo:rsid="001e1b33"/>
    </style:style>
    <style:style style:name="T70" style:family="text">
      <style:text-properties style:text-position="0% 100%" officeooo:rsid="0012391c"/>
    </style:style>
    <style:style style:name="T71" style:family="text">
      <style:text-properties style:text-position="0% 100%" officeooo:rsid="00203198"/>
    </style:style>
    <style:style style:name="T72" style:family="text">
      <style:text-properties style:text-position="0% 100%" officeooo:rsid="00203f43"/>
    </style:style>
    <style:style style:name="T73" style:family="text">
      <style:text-properties style:text-position="0% 100%" officeooo:rsid="0021d330"/>
    </style:style>
    <style:style style:name="T74" style:family="text">
      <style:text-properties style:text-position="0% 100%" officeooo:rsid="0022c0a1"/>
    </style:style>
    <style:style style:name="T75" style:family="text">
      <style:text-properties style:text-position="0% 100%" officeooo:rsid="0024e8dd"/>
    </style:style>
    <style:style style:name="T76" style:family="text">
      <style:text-properties officeooo:rsid="0010c9c3"/>
    </style:style>
    <style:style style:name="T77" style:family="text">
      <style:text-properties officeooo:rsid="0012391c"/>
    </style:style>
    <style:style style:name="T78" style:family="text">
      <style:text-properties officeooo:rsid="001655be"/>
    </style:style>
    <style:style style:name="T79" style:family="text">
      <style:text-properties officeooo:rsid="00167dcc"/>
    </style:style>
    <style:style style:name="T80" style:family="text">
      <style:text-properties officeooo:rsid="0019eaa8"/>
    </style:style>
    <style:style style:name="T81" style:family="text">
      <style:text-properties officeooo:rsid="001abdb4"/>
    </style:style>
    <style:style style:name="T82" style:family="text">
      <style:text-properties officeooo:rsid="001d0a47"/>
    </style:style>
    <style:style style:name="T83" style:family="text">
      <style:text-properties fo:font-size="12pt" officeooo:rsid="0012391c" style:font-size-asian="12pt" style:font-size-complex="12pt"/>
    </style:style>
    <style:style style:name="T84" style:family="text">
      <style:text-properties officeooo:rsid="001e6aef"/>
    </style:style>
    <style:style style:name="T85" style:family="text">
      <style:text-properties officeooo:rsid="00203198"/>
    </style:style>
    <style:style style:name="T86" style:family="text">
      <style:text-properties officeooo:rsid="0025031a"/>
    </style:style>
    <style:style style:name="gr1" style:family="graphic">
      <style:graphic-properties svg:stroke-width="0.0201in" svg:stroke-color="#ff6600" draw:marker-start="" draw:marker-start-width="0.1689in" draw:marker-end="" draw:marker-end-width="0.1689in" draw:fill-color="#ff6600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width="0.0201in" svg:stroke-color="#6666ff" draw:marker-start="" draw:marker-start-width="0.1689in" draw:marker-end="" draw:marker-end-width="0.1689in" draw:fill-color="#ff6600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svg:stroke-width="0.0201in" svg:stroke-color="#6666ff" draw:marker-start="" draw:marker-start-width="0.1689in" draw:marker-end="" draw:marker-end-width="0.1689in" draw:fill-color="#6666ff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svg:stroke-width="0.0201in" svg:stroke-color="#000000" draw:marker-start-width="0.1689in" draw:marker-end-width="0.1689in" draw:fill-color="#000000" draw:textarea-horizontal-align="justify" draw:textarea-vertical-align="middle" draw:auto-grow-height="false" fo:min-height="0.1398in" fo:min-width="0.139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svg:stroke-width="0.0201in" svg:stroke-color="#000000" draw:marker-start-width="0.1689in" draw:marker-end-width="0.1689in" draw:fill-color="#ffffff" draw:textarea-horizontal-align="justify" draw:textarea-vertical-align="middle" draw:auto-grow-height="false" fo:min-height="0.1398in" fo:min-width="0.139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svg:stroke-width="0.0201in" svg:stroke-color="#000000" draw:marker-start-width="0.1689in" draw:marker-end-width="0.1689in" draw:fill-color="#000000" draw:textarea-horizontal-align="justify" draw:textarea-vertical-align="middle" draw:auto-grow-height="false" fo:min-height="0.1201in" fo:min-width="0.139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svg:stroke-width="0.0201in" svg:stroke-color="#000000" draw:marker-start-width="0.1689in" draw:marker-end-width="0.1689in" draw:fill-color="#9900ff" draw:textarea-horizontal-align="justify" draw:textarea-vertical-align="middle" draw:auto-grow-height="false" fo:min-height="0.1201in" fo:min-width="0.139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svg:stroke-width="0.0201in" svg:stroke-color="#000000" draw:marker-start-width="0.1689in" draw:marker-end-width="0.1689in" draw:fill-color="#33ff99" draw:textarea-horizontal-align="justify" draw:textarea-vertical-align="middle" draw:auto-grow-height="false" fo:min-height="0.1398in" fo:min-width="0.139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svg:stroke-width="0.0201in" svg:stroke-color="#000000" draw:marker-start-width="0.1689in" draw:marker-end-width="0.1689in" draw:fill-color="#ffffff" draw:textarea-horizontal-align="justify" draw:textarea-vertical-align="middle" draw:auto-grow-height="false" fo:min-height="0.1201in" fo:min-width="0.1201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>
      <style:graphic-properties svg:stroke-width="0.0201in" svg:stroke-color="#000000" draw:marker-start-width="0.1689in" draw:marker-end-width="0.1689in" draw:fill-color="#000000" draw:textarea-horizontal-align="justify" draw:textarea-vertical-align="middle" draw:auto-grow-height="false" fo:min-height="0.1201in" fo:min-width="0.1201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1" style:family="graphic">
      <style:graphic-properties svg:stroke-width="0.0201in" svg:stroke-color="#000000" draw:marker-start-width="0.1689in" draw:marker-end-width="0.1689in" draw:fill-color="#9900ff" draw:textarea-horizontal-align="justify" draw:textarea-vertical-align="middle" draw:auto-grow-height="false" fo:min-height="0.1201in" fo:min-width="0.1201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2" style:family="graphic">
      <style:graphic-properties svg:stroke-width="0.0201in" svg:stroke-color="#000000" draw:marker-start-width="0.1689in" draw:marker-end-width="0.1689in" draw:fill-color="#33ff99" draw:textarea-horizontal-align="justify" draw:textarea-vertical-align="middle" draw:auto-grow-height="false" fo:min-height="0.1201in" fo:min-width="0.1201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3" style:family="graphic">
      <style:graphic-properties draw:stroke="none" svg:stroke-color="#000000" draw:fill="none" draw:fill-color="#ffffff" fo:min-height="0.2071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<text:span text:style-name="T20">Serebin Path </text:span>Tree</text:p>
      <text:p text:style-name="P2">by Sven Nilsen, 2018</text:p>
      <text:p text:style-name="P1"/>
      <text:p text:style-name="P4">In this paper I represent a new <text:span text:style-name="T48">data structure</text:span> called “<text:span text:style-name="T20">Serebin Path </text:span>Tree” and provide a notation for indices. The advantage of this <text:span text:style-name="T84">notation</text:span> is the ability to describe “for every <text:span text:style-name="T49">path</text:span>” in expressions that do<text:span text:style-name="T31">es</text:span> not <text:span text:style-name="T1">depend on the sibling but on some parent, while allowing index inference.</text:span></text:p>
      <text:p text:style-name="P1"/>
      <text:p text:style-name="P1"><draw:custom-shape text:anchor-type="paragraph" draw:z-index="16" draw:name="Shape1" draw:style-name="gr4" draw:text-style-name="P46" svg:width="0.1969in" svg:height="0.1969in" svg:x="2.7445in" svg:y="0.142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1"><draw:line text:anchor-type="paragraph" draw:z-index="3" draw:name="Shape2" draw:style-name="gr3" draw:text-style-name="P45" svg:x1="2.8484in" svg:y1="0.0346in" svg:x2="2.0811in" svg:y2="0.4213in"><text:p/></draw:line><draw:line text:anchor-type="paragraph" draw:z-index="4" draw:name="Shape2" draw:style-name="gr3" draw:text-style-name="P45" svg:x1="2.8484in" svg:y1="0.0346in" svg:x2="2.4618in" svg:y2="0.4213in"><text:p/></draw:line><draw:line text:anchor-type="paragraph" draw:z-index="7" draw:name="Shape2" draw:style-name="gr1" draw:text-style-name="P44" svg:x1="2.8484in" svg:y1="0.0346in" svg:x2="3.2421in" svg:y2="0.4417in"><text:p/></draw:line><draw:line text:anchor-type="paragraph" draw:z-index="8" draw:name="Shape2" draw:style-name="gr1" draw:text-style-name="P44" svg:x1="2.8484in" svg:y1="0.0346in" svg:x2="3.6555in" svg:y2="0.4417in"><text:p/></draw:line><draw:line text:anchor-type="paragraph" draw:z-index="9" draw:name="Shape2" draw:style-name="gr1" draw:text-style-name="P44" svg:x1="2.8484in" svg:y1="0.0346in" svg:x2="4.0756in" svg:y2="0.4547in"><text:p/></draw:line></text:p>
      <text:p text:style-name="P1"><draw:custom-shape text:anchor-type="paragraph" draw:z-index="5" draw:name="Shape1" draw:style-name="gr4" draw:text-style-name="P46" svg:width="0.1969in" svg:height="0.1969in" svg:x="2.3575in" svg:y="0.166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" draw:name="Shape1" draw:style-name="gr4" draw:text-style-name="P46" svg:width="0.1969in" svg:height="0.1969in" svg:x="1.9638in" svg:y="0.166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7" draw:name="Shape1" draw:style-name="gr4" draw:text-style-name="P46" svg:width="0.1969in" svg:height="0.1969in" svg:x="3.1516in" svg:y="0.17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8" draw:name="Shape1" draw:style-name="gr5" draw:text-style-name="P47" svg:width="0.1969in" svg:height="0.1969in" svg:x="3.5646in" svg:y="0.17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9" draw:name="Shape1" draw:style-name="gr5" draw:text-style-name="P47" svg:width="0.1969in" svg:height="0.1969in" svg:x="3.9846in" svg:y="0.166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1"><draw:line text:anchor-type="paragraph" draw:z-index="10" draw:name="Shape2" draw:style-name="gr2" draw:text-style-name="P44" svg:x1="2.5929in" svg:y1="0.6547in" svg:x2="3.2421in" svg:y2="0.0583in"><text:p/></draw:line><draw:line text:anchor-type="paragraph" draw:z-index="11" draw:name="Shape2" draw:style-name="gr2" draw:text-style-name="P44" svg:x1="2.9339in" svg:y1="0.6547in" svg:x2="3.2421in" svg:y2="0.0583in"><text:p/></draw:line><draw:line text:anchor-type="paragraph" draw:z-index="12" draw:name="Shape2" draw:style-name="gr1" draw:text-style-name="P44" svg:x1="3.5445in" svg:y1="0.6681in" svg:x2="3.2425in" svg:y2="0.0583in"><text:p/></draw:line><draw:line text:anchor-type="paragraph" draw:z-index="13" draw:name="Shape2" draw:style-name="gr1" draw:text-style-name="P44" svg:x1="3.9252in" svg:y1="0.6681in" svg:x2="3.2425in" svg:y2="0.0583in"><text:p/></draw:line><draw:line text:anchor-type="paragraph" draw:z-index="14" draw:name="Shape2" draw:style-name="gr1" draw:text-style-name="P44" svg:x1="4.2661in" svg:y1="0.6681in" svg:x2="3.2425in" svg:y2="0.0583in"><text:p/></draw:line><draw:line text:anchor-type="paragraph" draw:z-index="15" draw:name="Shape2" draw:style-name="gr1" draw:text-style-name="P44" svg:x1="4.5815in" svg:y1="0.6547in" svg:x2="3.2425in" svg:y2="0.0583in"><text:p/></draw:line><draw:line text:anchor-type="paragraph" draw:z-index="2" draw:name="Shape2" draw:style-name="gr2" draw:text-style-name="P44" svg:x1="2.2453in" svg:y1="0.6839in" svg:x2="3.2425in" svg:y2="0.0583in"><text:p/></draw:line><draw:frame text:anchor-type="paragraph" draw:z-index="35" draw:name="Shape3" draw:style-name="gr13" draw:text-style-name="P50" svg:width="0.2433in" svg:height="0.2071in" svg:x="4.2335in" svg:y="0.0256in"><draw:text-box><text:p>2</text:p></draw:text-box></draw:frame><draw:frame text:anchor-type="paragraph" draw:z-index="36" draw:name="Shape3" draw:style-name="gr13" draw:text-style-name="P50" svg:width="0.2433in" svg:height="0.2071in" svg:x="3.8008in" svg:y="0.0717in"><draw:text-box><text:p>2</text:p></draw:text-box></draw:frame></text:p>
      <text:p text:style-name="P1"/>
      <text:p text:style-name="P1"><draw:custom-shape text:anchor-type="paragraph" draw:z-index="24" draw:name="Shape1" draw:style-name="gr5" draw:text-style-name="P47" svg:width="0.1969in" svg:height="0.1969in" svg:x="4.4898in" svg:y="0.188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1"><draw:custom-shape text:anchor-type="paragraph" draw:z-index="23" draw:name="Shape1" draw:style-name="gr7" draw:text-style-name="P48" svg:width="0.1969in" svg:height="0.1969in" svg:x="4.1681in" svg:y="0.0098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2" draw:name="Shape1" draw:style-name="gr5" draw:text-style-name="P47" svg:width="0.1969in" svg:height="0.1969in" svg:x="3.8339in" svg:y="0.0098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6" draw:name="Shape1" draw:style-name="gr8" draw:text-style-name="P49" svg:width="0.1969in" svg:height="0.1969in" svg:x="3.4598in" svg:y="0.0098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0" draw:name="Shape1" draw:style-name="gr6" draw:text-style-name="P46" svg:width="0.1969in" svg:height="0.1969in" svg:x="2.5083in" svg:y="0.0028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1" draw:name="Shape1" draw:style-name="gr4" draw:text-style-name="P46" svg:width="0.1969in" svg:height="0.1969in" svg:x="2.8429in" svg:y="0.0028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25" draw:name="Shape2" draw:style-name="gr2" draw:text-style-name="P44" svg:x1="3.5445in" svg:y1="0.0929in" svg:x2="3.5772in" svg:y2="0.7358in"><text:p/></draw:line><draw:custom-shape text:anchor-type="paragraph" draw:z-index="28" draw:name="Shape1" draw:style-name="gr10" draw:text-style-name="P46" svg:width="0.1969in" svg:height="0.1969in" svg:x="2.1543in" svg:y="0.0028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1" draw:name="Shape2" draw:style-name="gr1" draw:text-style-name="P44" svg:x1="4.2657in" svg:y1="0.0929in" svg:x2="4.1083in" svg:y2="0.7685in"><text:p/></draw:line><draw:line text:anchor-type="paragraph" draw:z-index="0" draw:name="Shape2" draw:style-name="gr1" draw:text-style-name="P44" svg:x1="4.2661in" svg:y1="0.0929in" svg:x2="4.548in" svg:y2="0.7429in"><text:p/></draw:line><draw:frame text:anchor-type="paragraph" draw:z-index="37" draw:name="Shape3" draw:style-name="gr13" draw:text-style-name="P50" svg:width="0.2433in" svg:height="0.2071in" svg:x="4.7256in" svg:y="0.1193in"><draw:text-box><text:p>6</text:p></draw:text-box></draw:frame><draw:frame text:anchor-type="paragraph" draw:z-index="38" draw:name="Shape3" draw:style-name="gr13" draw:text-style-name="P50" svg:width="0.2433in" svg:height="0.2071in" svg:x="4.0307in" svg:y="0.1327in"><draw:text-box><text:p>6</text:p></draw:text-box></draw:frame></text:p>
      <text:p text:style-name="P1"/>
      <text:p text:style-name="Text_20_body"/>
      <text:p text:style-name="Text_20_body"><draw:custom-shape text:anchor-type="paragraph" draw:z-index="27" draw:name="Shape1" draw:style-name="gr9" draw:text-style-name="P47" svg:width="0.1969in" svg:height="0.1969in" svg:x="3.472in" svg:y="-0.077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9" draw:name="Shape1" draw:style-name="gr9" draw:text-style-name="P47" svg:width="0.1969in" svg:height="0.1969in" svg:x="4.0102in" svg:y="-0.057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0" draw:name="Shape1" draw:style-name="gr9" draw:text-style-name="P47" svg:width="0.1969in" svg:height="0.1969in" svg:x="4.4437in" svg:y="-0.057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text:anchor-type="paragraph" draw:z-index="39" draw:name="Shape3" draw:style-name="gr13" draw:text-style-name="P50" svg:width="0.2433in" svg:height="0.2071in" svg:x="4.7in" svg:y="-0.0272in"><draw:text-box><text:p>6</text:p></draw:text-box></draw:frame><draw:frame text:anchor-type="paragraph" draw:z-index="40" draw:name="Shape3" draw:style-name="gr13" draw:text-style-name="P50" svg:width="0.2433in" svg:height="0.2071in" svg:x="4.2339in" svg:y="-0.0008in"><draw:text-box><text:p>6</text:p></draw:text-box></draw:frame><draw:frame text:anchor-type="paragraph" draw:z-index="41" draw:name="Shape3" draw:style-name="gr13" draw:text-style-name="P50" svg:width="0.2433in" svg:height="0.2071in" svg:x="3.6957in" svg:y="-0.0138in"><draw:text-box><text:p>6</text:p></draw:text-box></draw:frame></text:p>
      <text:p text:style-name="P12"><text:span text:style-name="T33">Illustration of a </text:span><text:span text:style-name="T34">Serebin </text:span><text:span text:style-name="T36">Path </text:span><text:span text:style-name="T34">Tree</text:span><text:span text:style-name="T33">. </text:span><text:span text:style-name="T34">A</text:span><text:span text:style-name="T33"> </text:span><text:span text:style-name="T4">blue</text:span><text:span text:style-name="T34">-linked sub-node has same </text:span><text:span text:style-name="T41">orange</text:span><text:span text:style-name="T34">-linked children as the parent.</text:span><text:span text:style-name="T35"><text:line-break/></text:span><text:span text:style-name="T36">Data is stored in every possible path that </text:span><text:span text:style-name="T37">can be taken through </text:span><text:span text:style-name="T5">blue</text:span><text:span text:style-name="T37"> links, </text:span><text:span text:style-name="T39">unless the node is</text:span><text:span text:style-name="T37"> </text:span><text:span text:style-name="T51">purple</text:span><text:span text:style-name="T37">, to a white node.<text:line-break/>Numbers show possible paths for every white node. </text:span><text:span text:style-name="T38">The</text:span><text:span text:style-name="T37"> sum </text:span><text:span text:style-name="T38">is</text:span><text:span text:style-name="T37"> the size of the data structure.</text:span></text:p>
      <text:p text:style-name="P1"/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43"><draw:custom-shape text:anchor-type="paragraph" draw:z-index="31" draw:name="Shape1" draw:style-name="gr10" draw:text-style-name="P46" svg:width="0.1969in" svg:height="0.1969in" svg:x="4.0972in" svg:y="0.268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2" draw:name="Shape1" draw:style-name="gr11" draw:text-style-name="P48" svg:width="0.1969in" svg:height="0.1969in" svg:x="6.3602in" svg:y="0.268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Node colors</text:p>
          </table:table-cell>
          <table:table-cell table:style-name="Table1.A1" office:value-type="string">
            <text:p text:style-name="P41">Has <text:span text:style-name="T3">blue</text:span>-linked children</text:p>
          </table:table-cell>
          <table:table-cell table:style-name="Table1.C1" office:value-type="string">
            <text:p text:style-name="P41">Has no <text:span text:style-name="T3">blue</text:span>-linked children</text:p>
          </table:table-cell>
        </table:table-row>
        <table:table-row>
          <table:table-cell table:style-name="Table1.A2" office:value-type="string">
            <text:p text:style-name="P42">Has <text:span text:style-name="T40">orange</text:span>-linked children</text:p>
          </table:table-cell>
          <table:table-cell table:style-name="Table1.B3" office:value-type="string">
            <text:p text:style-name="P39">black node</text:p>
          </table:table-cell>
          <table:table-cell table:style-name="Table1.C3" office:value-type="string">
            <text:p text:style-name="P40">purple node</text:p>
          </table:table-cell>
        </table:table-row>
        <table:table-row>
          <table:table-cell table:style-name="Table1.A2" office:value-type="string">
            <text:p text:style-name="P42">Has no <text:span text:style-name="T40">orange</text:span>-linked children</text:p>
          </table:table-cell>
          <table:table-cell table:style-name="Table1.B3" office:value-type="string">
            <text:p text:style-name="P39"><draw:custom-shape text:anchor-type="paragraph" draw:z-index="33" draw:name="Shape1" draw:style-name="gr12" draw:text-style-name="P49" svg:width="0.1969in" svg:height="0.1969in" svg:x="1.7898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turqoise node</text:p>
          </table:table-cell>
          <table:table-cell table:style-name="Table1.C3" office:value-type="string">
            <text:p text:style-name="P40"><draw:custom-shape text:anchor-type="paragraph" draw:z-index="34" draw:name="Shape1" draw:style-name="gr9" draw:text-style-name="P47" svg:width="0.1969in" svg:height="0.1969in" svg:x="1.7445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white node</text:p>
          </table:table-cell>
        </table:table-row>
      </table:table>
      <text:p text:style-name="P9"/>
      <text:p text:style-name="P11"><text:span text:style-name="T30">Definition:</text:span><text:span text:style-name="T86"> A Path Tree stores data for every possible path to the leaves.<text:line-break/>In a Serebin Path Tree the </text:span><text:span text:style-name="T6">blue</text:span><text:span text:style-name="T32">-linked nodes share </text:span><text:span text:style-name="T42">orange</text:span><text:span text:style-name="T32">-linked children with their parent node.</text:span></text:p>
      <text:p text:style-name="P7"/>
      <text:p text:style-name="P10">The indices of a <text:span text:style-name="T20">Serebin can be written using superscript and subscript, or in plain text format:</text:span></text:p>
      <text:p text:style-name="P7"/>
      <text:p text:style-name="P17"><text:tab/><text:tab/><text:span text:style-name="T20">A^</text:span><text:span text:style-name="T12">x</text:span><text:span text:style-name="T20"> = A</text:span><text:span text:style-name="T8">x</text:span><text:span text:style-name="T54"><text:tab/><text:tab/></text:span><text:span text:style-name="T55">∀ </text:span><text:span text:style-name="T52">x { </text:span><text:span text:style-name="T57">orange_</text:span><text:span text:style-name="T52">children(A</text:span><text:span text:style-name="T58">x</text:span><text:span text:style-name="T52">) = </text:span><text:span text:style-name="T57">orange_</text:span><text:span text:style-name="T52">children(A) }</text:span></text:p>
      <text:p text:style-name="P17"><text:tab/><text:tab/><text:span text:style-name="T20">A_</text:span><text:span text:style-name="T47">x</text:span><text:span text:style-name="T20"> = A</text:span><text:span text:style-name="T44">x</text:span><text:span text:style-name="T54"><text:tab/><text:tab/></text:span><text:span text:style-name="T56">¬∃ { </text:span><text:span text:style-name="T57">orange_</text:span><text:span text:style-name="T56">children(A</text:span><text:span text:style-name="T59">x</text:span><text:span text:style-name="T56">) = </text:span><text:span text:style-name="T57">orange_</text:span><text:span text:style-name="T56">children(A) }</text:span></text:p>
      <text:p text:style-name="P5"/>
      <text:p text:style-name="P22">Inference rules <text:span text:style-name="T77">(satisfies Boolean algebra with index inference and custom path semantical notation)</text:span>:</text:p>
      <text:p text:style-name="P8"/>
      <text:p text:style-name="P18"><text:tab/><text:span text:style-name="T76">A</text:span><text:span text:style-name="T15">x</text:span><text:span text:style-name="T22">y</text:span><text:span text:style-name="T76"> ∩ A</text:span><text:span text:style-name="T22">y</text:span><text:span text:style-name="T15">z</text:span><text:span text:style-name="T64"> = A</text:span><text:span text:style-name="T15">x</text:span><text:span text:style-name="T22">y</text:span><text:span text:style-name="T15">z</text:span><text:span text:style-name="T64"> <text:tab/><text:tab/></text:span><text:span text:style-name="T76">A</text:span><text:span text:style-name="T15">x</text:span><text:span text:style-name="T76"> ∪ A</text:span><text:span text:style-name="T22">y</text:span><text:span text:style-name="T76"> = A<text:tab/><text:tab/>A[</text:span><text:span text:style-name="T16">g0</text:span><text:span text:style-name="T23">g</text:span><text:span text:style-name="T24">1</text:span><text:span text:style-name="T65">→</text:span><text:span text:style-name="T66">g</text:span><text:span text:style-name="T24">n</text:span><text:span text:style-name="T76">] &lt;=&gt; A[G</text:span><text:span text:style-name="T22">i→n</text:span><text:span text:style-name="T76">] &lt;=&gt; </text:span><text:span text:style-name="T66">B </text:span><text:span text:style-name="T67">: </text:span><text:span text:style-name="T68">serebin</text:span></text:p>
      <text:p text:style-name="P6"/>
      <text:p text:style-name="P13"><text:tab/><text:span text:style-name="T83">∩[¬] &lt;=&gt; ∪<text:tab/><text:tab/>∪[¬] &lt;=&gt; ∩<text:tab/><text:tab/>∩, ∪ : A ⨯ A → A<text:tab/><text:tab/>¬ : A → A</text:span></text:p>
      <text:p text:style-name="P14"><text:span text:style-name="T79"><text:s text:c="9"/>A : ∀ </text:span><text:span text:style-name="T16">x</text:span><text:span text:style-name="T24">y</text:span><text:span text:style-name="T16">z</text:span><text:span text:style-name="T79">… { (() → T) } ∧ (</text:span><text:span text:style-name="T16">nat</text:span><text:span text:style-name="T24">nat</text:span><text:span text:style-name="T16">nat</text:span><text:span text:style-name="T79">… → (⊆ A))<text:tab/><text:tab/>∀A : <text:s/></text:span><text:span text:style-name="T16">nat</text:span><text:span text:style-name="T24">nat</text:span><text:span text:style-name="T16">nat</text:span><text:span text:style-name="T79">… → bool<text:tab/><text:tab/></text:span>∃<text:span text:style-name="T79">A : T → bool</text:span></text:p>
      <text:p text:style-name="P23"><text:span text:style-name="T79"><text:s text:c="6"/>A</text:span><text:span text:style-name="T16">∀</text:span><text:span text:style-name="T66"> : </text:span><text:span text:style-name="T69">nat → bool <text:s text:c="2"/>A</text:span><text:span text:style-name="T18">-</text:span><text:span text:style-name="T24">∀</text:span><text:span text:style-name="T66"> :</text:span><text:span text:style-name="T69"> nat → bool <text:s text:c="2"/>A</text:span><text:span text:style-name="T16">∀</text:span><text:span text:style-name="T24">∀</text:span><text:span text:style-name="T66"> : </text:span><text:span text:style-name="T69">nat </text:span><text:span text:style-name="T70">⨯ </text:span><text:span text:style-name="T69">nat → boo</text:span><text:span text:style-name="T74">l <text:s text:c="2"/></text:span><text:span text:style-name="T66">∀</text:span><text:span text:style-name="T74">[A] : [nat → bool]</text:span><text:span text:style-name="T69"> <text:s text:c="2"/></text:span><text:span text:style-name="T74">A[[x, y, z]] = A</text:span><text:span text:style-name="T19">x</text:span><text:span text:style-name="T26">y</text:span><text:span text:style-name="T19">z</text:span></text:p>
      <text:p text:style-name="P6"/>
      <text:p text:style-name="P3"><text:span text:style-name="T80">The type is `serebin[T]`. </text:span>The primary purpose of a <text:span text:style-name="T28">Se</text:span><text:span text:style-name="T2">lf-</text:span><text:span text:style-name="T28">Re</text:span><text:span text:style-name="T2">ferential </text:span><text:span text:style-name="T27">Bi</text:span>nary <text:span text:style-name="T86">Path</text:span> <text:span text:style-name="T27">N</text:span>-Tree <text:span text:style-name="T20">(</text:span><text:span text:style-name="T29">Serebin</text:span><text:span text:style-name="T20">)</text:span> is to write expressions where indices are inferred. <text:span text:style-name="T78">It is also a superset of common data structures such as multi-dimensional arrays or trees. </text:span>This allows <text:span text:style-name="T78">more efficient</text:span> <text:span text:style-name="T2">reasoning about some complex problems. A Serebin Path Tree occurs in Symbolent Calculus, an extension of Sequent Calculus, using `Γ`.</text:span></text:p>
      <text:p text:style-name="P38">When a <text:span text:style-name="T3">blue</text:span> link is <text:span text:style-name="T60">o</text:span>mitted, it means that either the node contains no <text:span text:style-name="T3">blue</text:span>-linked sub-nodes, or the expression is meant to refer to “for all paths” through <text:span text:style-name="T60">all </text:span><text:span text:style-name="T11">blue</text:span><text:span text:style-name="T60">-linked sub-nodes.</text:span></text:p>
      <text:p text:style-name="P15"/>
      <text:p text:style-name="P15">For example:</text:p>
      <text:p text:style-name="P15"/>
      <text:p text:style-name="P19"><text:tab/>X<text:span text:style-name="T7">0</text:span><text:span text:style-name="T43">3</text:span><text:span text:style-name="T7">5</text:span><text:span text:style-name="T43">6 2</text:span><text:tab/><text:tab/>X^<text:span text:style-name="T3">0</text:span>_<text:span text:style-name="T40">3</text:span>^<text:span text:style-name="T3">5</text:span>_<text:span text:style-name="T40">6</text:span>_<text:span text:style-name="T40">2</text:span></text:p>
      <text:p text:style-name="P28"/>
      <text:p text:style-name="P16">When two <text:span text:style-name="T3">blue</text:span> links are in a row, it means that an <text:span text:style-name="T40">orange</text:span> link must have been omitted. This is because a <text:span text:style-name="T3">blue</text:span>-linked sub-node shares <text:span text:style-name="T40">orange</text:span>-linked children with its parent, but no <text:span text:style-name="T3">blue</text:span>-linked sub-nodes. This means “for all paths” through the <text:span text:style-name="T40">orange</text:span>-linked sub-nodes.</text:p>
      <text:p text:style-name="P27"/>
      <text:p text:style-name="P20"><text:tab/>X<text:span text:style-name="T7">2 2</text:span></text:p>
      <text:p text:style-name="P27"/>
      <text:p text:style-name="P16">All indices are natural numbers, so negative <text:span text:style-name="T84">numbers</text:span> are not <text:span text:style-name="T84">indices</text:span>.</text:p>
      <text:p text:style-name="P16">When a `-` sign is used in front of a number, it means omitting the index explicitly:</text:p>
      <text:p text:style-name="P27"/>
      <text:p text:style-name="P20"><text:tab/>X<text:span text:style-name="T7">-</text:span> = X</text:p>
      <text:p text:style-name="P20"><text:tab/><text:span text:style-name="T61">X</text:span><text:span text:style-name="T45">-</text:span><text:span text:style-name="T61"> = X</text:span></text:p>
      <text:p text:style-name="P27"/>
      <text:p text:style-name="P21"><text:tab/><text:span text:style-name="T61">X</text:span><text:span text:style-name="T9">-</text:span><text:span text:style-name="T45">-</text:span><text:span text:style-name="T9">-</text:span><text:span text:style-name="T45">2 </text:span><text:span text:style-name="T63">= X</text:span><text:span text:style-name="T9">-</text:span><text:span text:style-name="T45">-2</text:span></text:p>
      <text:p text:style-name="P21"><text:tab/><text:span text:style-name="T61">X</text:span><text:span text:style-name="T9">-</text:span><text:span text:style-name="T45">-</text:span><text:span text:style-name="T9">3</text:span><text:span text:style-name="T45"> </text:span><text:span text:style-name="T63">= X</text:span><text:span text:style-name="T45">-</text:span><text:span text:style-name="T9">3</text:span><text:span text:style-name="T13"> </text:span><text:span text:style-name="T53">= X</text:span><text:span text:style-name="T9">-3</text:span></text:p>
      <text:p text:style-name="P20"><text:tab/><text:span text:style-name="T76">X</text:span><text:span text:style-name="T10">-</text:span><text:span text:style-name="T46">2</text:span><text:span text:style-name="T76"> = X</text:span><text:span text:style-name="T46">2</text:span></text:p>
      <text:p text:style-name="P27"/>
      <text:p text:style-name="P29">Two `-` in a row can not be erased if <text:span text:style-name="T85">is</text:span> an index later, no matter how they are arranged.</text:p>
      <text:p text:style-name="P27"/>
      <text:p text:style-name="P30">When a Serebin Tree contains a unique path, one can use it as a function:</text:p>
      <text:p text:style-name="P26"/>
      <text:p text:style-name="P30"><text:tab/>X : serebin[T] ∧ [||] 1<text:tab/>=&gt; <text:tab/>X<text:span text:style-name="T14">x</text:span><text:span text:style-name="T21">y</text:span>() : T</text:p>
      <text:p text:style-name="P26"/>
      <text:p text:style-name="P30">When the Serebin Tree <text:span text:style-name="T82">called</text:span> is not unique, it <text:span text:style-name="T80">is inferred that the expression depends on the indices:</text:span></text:p>
      <text:p text:style-name="P26"/>
      <text:p text:style-name="P30"><text:tab/>X : serebin[nat]<text:tab/>=&gt;<text:tab/><text:span text:style-name="T80">(</text:span>X – X<text:span text:style-name="T80">)()</text:span> &lt;=&gt; <text:span text:style-name="T80">(</text:span>X<text:span text:style-name="T14">a</text:span><text:span text:style-name="T21">b</text:span><text:span text:style-name="T14">c</text:span><text:span text:style-name="T21">d</text:span>... – X<text:span text:style-name="T14">a</text:span><text:span text:style-name="T21">b</text:span><text:span text:style-name="T14">c</text:span><text:span text:style-name="T21">d</text:span>...<text:span text:style-name="T80">)()</text:span> &lt;=&gt; <text:span text:style-name="T80">(</text:span>0 : <text:span text:style-name="T80">{</text:span><text:span text:style-name="T17">nat</text:span><text:span text:style-name="T25">nat</text:span><text:span text:style-name="T17">nat</text:span><text:span text:style-name="T25">nat</text:span><text:span text:style-name="T80">…} → nat)</text:span></text:p>
      <text:p text:style-name="P26"/>
      <text:p text:style-name="P31">This makes it possible to manipulate expressions symbolically that describes many functions.</text:p>
      <text:p text:style-name="P25"/>
      <text:p text:style-name="P33">A common short version used in Symbolent Calculus is the following:</text:p>
      <text:p text:style-name="P25"/>
      <text:p text:style-name="P32"><text:tab/><text:span text:style-name="T81">(Γ : serebin[bool]) ∧ (a : [Γ()] true)<text:tab/><text:tab/>&lt;=&gt;<text:tab/><text:tab/>a : Γ<text:tab/><text:tab/><text:tab/></text:span></text:p>
      <text:p text:style-name="P25"/>
      <text:p text:style-name="P34">Serebin Trees supports <text:span text:style-name="T82">some </text:span>function currying, which cuts off branches and returns a new tree:</text:p>
      <text:p text:style-name="P24"/>
      <text:p text:style-name="P34"><text:tab/>A<text:span text:style-name="T14">x</text:span><text:span text:style-name="T21">y</text:span><text:span text:style-name="T14">z</text:span> = (A<text:span text:style-name="T14">x</text:span><text:span text:style-name="T21">y</text:span>)<text:span text:style-name="T14">z</text:span><text:span text:style-name="T62"> = (A</text:span><text:span text:style-name="T14">x</text:span><text:span text:style-name="T62">)</text:span><text:span text:style-name="T21">y</text:span><text:span text:style-name="T14">z</text:span><text:span text:style-name="T62"> = (A)</text:span><text:span text:style-name="T14">x</text:span><text:span text:style-name="T21">y</text:span><text:span text:style-name="T14">z</text:span><text:span text:style-name="T62"> = (A</text:span><text:span text:style-name="T14">-</text:span><text:span text:style-name="T21">y</text:span><text:span text:style-name="T14">z</text:span><text:span text:style-name="T62">)</text:span><text:span text:style-name="T14">x</text:span><text:span text:style-name="T62"> = (A</text:span><text:span text:style-name="T14">x</text:span><text:span text:style-name="T21"> </text:span><text:span text:style-name="T14">z</text:span><text:span text:style-name="T62">)</text:span><text:span text:style-name="T21">y</text:span></text:p>
      <text:p text:style-name="P34"><text:span text:style-name="T62"/></text:p>
      <text:p text:style-name="P35"><text:span text:style-name="T62">However, at deeper levels than 3 indices, you need to omit or contract explicitly:</text:span></text:p>
      <text:p text:style-name="P35"><text:span text:style-name="T62"/></text:p>
      <text:p text:style-name="P36"><text:span text:style-name="T62"><text:tab/>A</text:span><text:span text:style-name="T14">x</text:span><text:span text:style-name="T21">y</text:span><text:span text:style-name="T14">z</text:span><text:span text:style-name="T21">w</text:span><text:span text:style-name="T62"> = (A</text:span><text:span text:style-name="T14">x</text:span><text:span text:style-name="T21">y</text:span><text:span text:style-name="T14">z</text:span><text:span text:style-name="T62">)</text:span><text:span text:style-name="T14">-</text:span><text:span text:style-name="T21"> </text:span><text:span text:style-name="T14">w </text:span><text:span text:style-name="T62">= contract(A</text:span><text:span text:style-name="T14">x</text:span><text:span text:style-name="T21">y</text:span><text:span text:style-name="T14">z</text:span><text:span text:style-name="T62">)</text:span><text:span text:style-name="T14">w</text:span><text:span text:style-name="T62"><text:tab/></text:span><text:span text:style-name="T74">c</text:span><text:span text:style-name="T73">ontract_map : </text:span><text:span text:style-name="T74">serebin[T] → </text:span><text:span text:style-name="T73">[([nat], [nat])]</text:span></text:p>
      <text:p text:style-name="P37"><text:span text:style-name="T62"><text:tab/>contract : </text:span><text:span text:style-name="T71">(</text:span><text:span text:style-name="T72">A</text:span><text:span text:style-name="T71"> : </text:span><text:span text:style-name="T62">serebin[T]</text:span><text:span text:style-name="T71">)</text:span><text:span text:style-name="T62"> →<text:line-break/><text:tab/><text:tab/> <text:s text:c="3"/>(</text:span><text:span text:style-name="T72">X</text:span><text:span text:style-name="T62"> : serebin[T] ∧ [contract] (= </text:span><text:span text:style-name="T72">X</text:span><text:span text:style-name="T62">) ∧</text:span><text:span text:style-name="T72"> </text:span><text:span text:style-name="T71">∀ </text:span><text:span text:style-name="T73">(i, j) : contract_map(A) { A[i] &lt;=&gt; X[j] }</text:span><text:span text:style-name="T74">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0T09:43:34.005683000</meta:creation-date>
    <dc:date>2018-10-20T16:08:27.379839000</dc:date>
    <meta:editing-duration>PT24M50S</meta:editing-duration>
    <meta:editing-cycles>4</meta:editing-cycles>
    <meta:generator>LibreOffice/5.1.2.2$MacOSX_X86_64 LibreOffice_project/d3bf12ecb743fc0d20e0be0c58ca359301eb705f</meta:generator>
    <meta:document-statistic meta:table-count="1" meta:image-count="0" meta:object-count="0" meta:page-count="2" meta:paragraph-count="48" meta:word-count="680" meta:character-count="3747" meta:non-whitespace-character-count="3050"/>
  </office:meta>
</office:document-meta>
</file>